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49.02mm"/>
    </style:style>
    <style:style style:name="co5" style:family="table-column">
      <style:table-column-properties fo:break-before="auto" style:column-width="52.63mm"/>
    </style:style>
    <style:style style:name="co6" style:family="table-column">
      <style:table-column-properties fo:break-before="auto" style:column-width="55.37mm"/>
    </style:style>
    <style:style style:name="co7" style:family="table-column">
      <style:table-column-properties fo:break-before="auto" style:column-width="51.44mm"/>
    </style:style>
    <style:style style:name="co8" style:family="table-column">
      <style:table-column-properties fo:break-before="auto" style:column-width="28.73mm"/>
    </style:style>
    <style:style style:name="co9" style:family="table-column">
      <style:table-column-properties fo:break-before="auto" style:column-width="27.83mm"/>
    </style:style>
    <style:style style:name="co10" style:family="table-column">
      <style:table-column-properties fo:break-before="auto" style:column-width="36.6mm"/>
    </style:style>
    <style:style style:name="co11" style:family="table-column">
      <style:table-column-properties fo:break-before="auto" style:column-width="28.43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5pt" style:font-size-asian="15pt" style:font-size-complex="15pt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5pt" style:text-underline-style="solid" style:text-underline-width="auto" style:text-underline-color="font-color" style:font-size-asian="15pt" style:font-size-complex="15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03.67mm" svg:height="114.65mm" svg:x="28.67mm" svg:y="263.29mm">
            <draw:object draw:notify-on-update-of-ranges="Hoja1.E3:Hoja1.E6 Hoja1.D2:Hoja1.D3 Hoja1.F3:Hoja1.F6 Hoja1.F11:Hoja1.F14 Hoja1.F7:Hoja1.F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03.67mm" svg:height="114.65mm" svg:x="248.24mm" svg:y="262.13mm">
            <draw:object draw:notify-on-update-of-ranges="Hoja1.E3:Hoja1.E6 Hoja1.D2:Hoja1.D3 Hoja1.F15:Hoja1.F18 Hoja1.F23:Hoja1.F26 Hoja1.F19:Hoja1.F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3.67mm" svg:height="114.65mm" svg:x="142.74mm" svg:y="398.83mm">
            <draw:object draw:notify-on-update-of-ranges="Hoja1.E3:Hoja1.E6 Hoja1.D2:Hoja1.D3 Hoja1.F27:Hoja1.F30 Hoja1.F35:Hoja1.F38 Hoja1.F31:Hoja1.F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03.67mm" svg:height="114.65mm" svg:x="490.29mm" svg:y="264.68mm">
            <draw:object draw:notify-on-update-of-ranges="Hoja1.E3:Hoja1.E6 Hoja1.D2:Hoja1.D3 Hoja1.G3:Hoja1.G6 Hoja1.G11:Hoja1.G14 Hoja1.G7:Hoja1.G1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03.67mm" svg:height="114.65mm" svg:x="742.55mm" svg:y="266.13mm">
            <draw:object draw:notify-on-update-of-ranges="Hoja1.E3:Hoja1.E6 Hoja1.D2:Hoja1.D3 Hoja1.G15:Hoja1.G18 Hoja1.G23:Hoja1.G26 Hoja1.G19:Hoja1.G2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03.67mm" svg:height="114.65mm" svg:x="622.8mm" svg:y="402.83mm">
            <draw:object draw:notify-on-update-of-ranges="Hoja1.E3:Hoja1.E6 Hoja1.D2:Hoja1.D3 Hoja1.G27:Hoja1.G30 Hoja1.G35:Hoja1.G38 Hoja1.G31:Hoja1.G3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03.67mm" svg:height="114.65mm" svg:x="512.34mm" svg:y="7.84mm">
            <draw:object draw:notify-on-update-of-ranges="Hoja1.E3:Hoja1.E6 Hoja1.D2:Hoja1.D3 Hoja1.H3:Hoja1.H6 Hoja1.H11:Hoja1.H14 Hoja1.H7:Hoja1.H1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203.67mm" svg:height="114.65mm" svg:x="733.11mm" svg:y="7.03mm">
            <draw:object draw:notify-on-update-of-ranges="Hoja1.E3:Hoja1.E6 Hoja1.D2:Hoja1.D3 Hoja1.H15:Hoja1.H18 Hoja1.H23:Hoja1.H26 Hoja1.H19:Hoja1.H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1" draw:text-style-name="P1" svg:width="203.67mm" svg:height="114.65mm" svg:x="589.48mm" svg:y="133.12mm">
            <draw:object draw:notify-on-update-of-ranges="Hoja1.E3:Hoja1.E6 Hoja1.D2:Hoja1.D3 Hoja1.H27:Hoja1.H30 Hoja1.H35:Hoja1.H38 Hoja1.H31:Hoja1.H3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9" draw:style-name="gr1" draw:text-style-name="P1" svg:width="203.67mm" svg:height="114.65mm" svg:x="978.7mm" svg:y="16.37mm">
            <draw:object draw:notify-on-update-of-ranges="Hoja1.E3:Hoja1.E6 Hoja1.D2:Hoja1.D3 Hoja1.I3:Hoja1.I6 Hoja1.I11:Hoja1.I14 Hoja1.I7:Hoja1.I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0" draw:style-name="gr1" draw:text-style-name="P1" svg:width="203.67mm" svg:height="114.65mm" svg:x="1246.28mm" svg:y="20.58mm">
            <draw:object draw:notify-on-update-of-ranges="Hoja1.E3:Hoja1.E6 Hoja1.D2:Hoja1.D3 Hoja1.I15:Hoja1.I18 Hoja1.I23:Hoja1.I26 Hoja1.I19:Hoja1.I2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203.67mm" svg:height="114.65mm" svg:x="1109.75mm" svg:y="160.81mm">
            <draw:object draw:notify-on-update-of-ranges="Hoja1.E3:Hoja1.E6 Hoja1.D2:Hoja1.D3 Hoja1.I27:Hoja1.I30 Hoja1.I35:Hoja1.I38 Hoja1.I31:Hoja1.I3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159.91mm" svg:height="90.22mm" svg:x="885.68mm" svg:y="148.64mm">
            <draw:object draw:notify-on-update-of-ranges="Hoja1.M3:Hoja1.M14 Hoja1.N3:Hoja1.N14 Hoja1.N15:Hoja1.N26 Hoja1.N27:Hoja1.N38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default-cell-style-name="ce7"/>
        <table:table-column table:style-name="co2" table:default-cell-style-name="ce7"/>
        <table:table-column table:style-name="co2" table:default-cell-style-name="Default"/>
        <table:table-row table:style-name="ro1">
          <table:table-cell table:style-name="ce9" office:value-type="string" calcext:value-type="string" table:number-columns-spanned="7" table:number-rows-spanned="1">
            <text:p>Programa en paralelo</text:p>
          </table:table-cell>
          <table:covered-table-cell table:number-columns-repeated="2"/>
          <table:covered-table-cell table:number-columns-repeated="4" table:style-name="ce2"/>
          <table:table-cell table:style-name="ce4" office:value-type="string" calcext:value-type="string" table:number-columns-spanned="2" table:number-rows-spanned="1">
            <text:p>Resultados</text:p>
          </table:table-cell>
          <table:covered-table-cell table:style-name="Default"/>
          <table:table-cell table:style-name="ce5" office:value-type="string" calcext:value-type="string" table:number-columns-spanned="5" table:number-rows-spanned="1">
            <text:p>Programa secuencial</text:p>
          </table:table-cell>
          <table:covered-table-cell table:number-columns-repeated="4" table:style-name="ce6"/>
          <table:table-cell table:style-name="Default" table:number-columns-repeated="2"/>
          <table:table-cell table:style-name="ce7"/>
        </table:table-row>
        <table:table-row table:style-name="ro1">
          <table:table-cell office:value-type="string" calcext:value-type="string">
            <text:p>Imagen</text:p>
          </table:table-cell>
          <table:table-cell office:value-type="string" calcext:value-type="string">
            <text:p>Filas</text:p>
          </table:table-cell>
          <table:table-cell office:value-type="string" calcext:value-type="string">
            <text:p>Columnas</text:p>
          </table:table-cell>
          <table:table-cell table:style-name="ce2" office:value-type="string" calcext:value-type="string">
            <text:p>Kernel</text:p>
          </table:table-cell>
          <table:table-cell table:style-name="ce2" office:value-type="string" calcext:value-type="string">
            <text:p>Hilos</text:p>
          </table:table-cell>
          <table:table-cell table:style-name="ce2" office:value-type="string" calcext:value-type="string">
            <text:p>Tiempo POSIX (s)</text:p>
          </table:table-cell>
          <table:table-cell table:style-name="ce2" office:value-type="string" calcext:value-type="string">
            <text:p>Tiempo Open MP(s)</text:p>
          </table:table-cell>
          <table:table-cell table:style-name="ce2" office:value-type="string" calcext:value-type="string">
            <text:p>SpeedUp POSIX</text:p>
          </table:table-cell>
          <table:table-cell table:style-name="ce2" office:value-type="string" calcext:value-type="string">
            <text:p>SpeedUP Open MP</text:p>
          </table:table-cell>
          <table:table-cell office:value-type="string" calcext:value-type="string">
            <text:p>Imagen</text:p>
          </table:table-cell>
          <table:table-cell office:value-type="string" calcext:value-type="string">
            <text:p>Filas</text:p>
          </table:table-cell>
          <table:table-cell office:value-type="string" calcext:value-type="string">
            <text:p>Columnas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Tiempo (s)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 table:number-columns-spanned="1" table:number-rows-spanned="12">
            <text:p>720p</text:p>
          </table:table-cell>
          <table:table-cell table:style-name="ce1" office:value-type="float" office:value="720" calcext:value-type="float" table:number-columns-spanned="1" table:number-rows-spanned="12">
            <text:p>720</text:p>
          </table:table-cell>
          <table:table-cell table:style-name="ce1" office:value-type="float" office:value="1280" calcext:value-type="float" table:number-columns-spanned="1" table:number-rows-spanned="12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45497" calcext:value-type="float">
            <text:p>0,245497</text:p>
          </table:table-cell>
          <table:table-cell office:value-type="float" office:value="0.215972" calcext:value-type="float">
            <text:p>0,215972</text:p>
          </table:table-cell>
          <table:table-cell table:formula="of:=[.$N$3]/[.F3]" office:value-type="float" office:value="1.10694224369341" calcext:value-type="float">
            <text:p>1,10694224369341</text:p>
          </table:table-cell>
          <table:table-cell table:formula="of:=[.$N$3]/[.G3]" office:value-type="float" office:value="1.25826959050247" calcext:value-type="float">
            <text:p>1,25826959050247</text:p>
          </table:table-cell>
          <table:table-cell table:style-name="ce1" office:value-type="string" calcext:value-type="string" table:number-columns-spanned="1" table:number-rows-spanned="12">
            <text:p>720p</text:p>
          </table:table-cell>
          <table:table-cell table:style-name="ce1" office:value-type="float" office:value="720" calcext:value-type="float" table:number-columns-spanned="1" table:number-rows-spanned="12">
            <text:p>720</text:p>
          </table:table-cell>
          <table:table-cell table:style-name="ce1" office:value-type="float" office:value="1280" calcext:value-type="float" table:number-columns-spanned="1" table:number-rows-spanned="12">
            <text:p>128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271751" calcext:value-type="float">
            <text:p>0,271751</text:p>
          </table:table-cell>
          <table:table-cell table:style-name="Default" table:number-columns-repeated="2"/>
          <table:table-cell table:style-name="ce7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239268" calcext:value-type="float">
            <text:p>0,239268</text:p>
          </table:table-cell>
          <table:table-cell office:value-type="float" office:value="0.176735" calcext:value-type="float">
            <text:p>0,176735</text:p>
          </table:table-cell>
          <table:table-cell table:formula="of:=[.$N$3]/[.F4]" office:value-type="float" office:value="1.13575990103148" calcext:value-type="float">
            <text:p>1,13575990103148</text:p>
          </table:table-cell>
          <table:table-cell table:formula="of:=[.$N$3]/[.G4]" office:value-type="float" office:value="1.53761846832829" calcext:value-type="float">
            <text:p>1,53761846832829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float" office:value="0.440349" calcext:value-type="float">
            <text:p>0,440349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248907" calcext:value-type="float">
            <text:p>0,248907</text:p>
          </table:table-cell>
          <table:table-cell office:value-type="float" office:value="0.162021" calcext:value-type="float">
            <text:p>0,162021</text:p>
          </table:table-cell>
          <table:table-cell table:formula="of:=[.$N$3]/[.F5]" office:value-type="float" office:value="1.0917772501376" calcext:value-type="float">
            <text:p>1,0917772501376</text:p>
          </table:table-cell>
          <table:table-cell table:formula="of:=[.$N$3]/[.G5]" office:value-type="float" office:value="1.67725788632338" calcext:value-type="float">
            <text:p>1,67725788632338</text:p>
          </table:table-cell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float" office:value="0.714545" calcext:value-type="float">
            <text:p>0,714545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.315284" calcext:value-type="float">
            <text:p>0,315284</text:p>
          </table:table-cell>
          <table:table-cell office:value-type="float" office:value="0.157308" calcext:value-type="float">
            <text:p>0,157308</text:p>
          </table:table-cell>
          <table:table-cell table:formula="of:=[.$N$3]/[.F6]" office:value-type="float" office:value="0.861924487129064" calcext:value-type="float">
            <text:p>0,861924487129064</text:p>
          </table:table-cell>
          <table:table-cell table:formula="of:=[.$N$3]/[.G6]" office:value-type="float" office:value="1.72750909044677" calcext:value-type="float">
            <text:p>1,72750909044677</text:p>
          </table:table-cell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float" office:value="1.022101" calcext:value-type="float">
            <text:p>1,022101</text:p>
          </table:table-cell>
          <table:table-cell table:number-columns-repeated="3"/>
        </table:table-row>
        <table:table-row table:style-name="ro1">
          <table:covered-table-cell table:number-columns-repeated="3" table:style-name="ce9"/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675493" calcext:value-type="float">
            <text:p>1,675493</text:p>
          </table:table-cell>
          <table:table-cell table:style-name="ce2" office:value-type="float" office:value="1.464598" calcext:value-type="float">
            <text:p>1,464598</text:p>
          </table:table-cell>
          <table:table-cell table:style-name="ce2" table:formula="of:=[.$N$7]/[.F7]" office:value-type="float" office:value="1.04981339820578" calcext:value-type="float">
            <text:p>1,04981339820578</text:p>
          </table:table-cell>
          <table:table-cell table:style-name="ce2" table:formula="of:=[.$N$7]/[.G7]" office:value-type="float" office:value="1.20098142971655" calcext:value-type="float">
            <text:p>1,20098142971655</text:p>
          </table:table-cell>
          <table:covered-table-cell table:number-columns-repeated="3" table:style-name="ce9"/>
          <table:table-cell office:value-type="float" office:value="8" calcext:value-type="float">
            <text:p>8</text:p>
          </table:table-cell>
          <table:table-cell office:value-type="float" office:value="1.758955" calcext:value-type="float">
            <text:p>1,758955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97152" calcext:value-type="float">
            <text:p>0,97152</text:p>
          </table:table-cell>
          <table:table-cell table:style-name="ce2" office:value-type="float" office:value="1.54152" calcext:value-type="float">
            <text:p>1,54152</text:p>
          </table:table-cell>
          <table:table-cell table:style-name="ce2" table:formula="of:=[.$N$7]/[.F8]" office:value-type="float" office:value="1.81051856884058" calcext:value-type="float">
            <text:p>1,81051856884058</text:p>
          </table:table-cell>
          <table:table-cell table:style-name="ce2" table:formula="of:=[.$N$7]/[.G8]" office:value-type="float" office:value="1.14105233795215" calcext:value-type="float">
            <text:p>1,14105233795215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float" office:value="2.066158" calcext:value-type="float">
            <text:p>2,066158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.061402" calcext:value-type="float">
            <text:p>1,061402</text:p>
          </table:table-cell>
          <table:table-cell table:style-name="ce2" office:value-type="float" office:value="1.664343" calcext:value-type="float">
            <text:p>1,664343</text:p>
          </table:table-cell>
          <table:table-cell table:style-name="ce2" table:formula="of:=[.$N$7]/[.F9]" office:value-type="float" office:value="1.657199628416" calcext:value-type="float">
            <text:p>1,657199628416</text:p>
          </table:table-cell>
          <table:table-cell table:style-name="ce2" table:formula="of:=[.$N$7]/[.G9]" office:value-type="float" office:value="1.05684645532802" calcext:value-type="float">
            <text:p>1,05684645532802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float" office:value="2.505742" calcext:value-type="float">
            <text:p>2,505742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756555" calcext:value-type="float">
            <text:p>0,756555</text:p>
          </table:table-cell>
          <table:table-cell table:style-name="ce2" office:value-type="float" office:value="0.909423" calcext:value-type="float">
            <text:p>0,909423</text:p>
          </table:table-cell>
          <table:table-cell table:style-name="ce2" table:formula="of:=[.$N$7]/[.F10]" office:value-type="float" office:value="2.32495324199827" calcext:value-type="float">
            <text:p>2,32495324199827</text:p>
          </table:table-cell>
          <table:table-cell table:style-name="ce2" table:formula="of:=[.$N$7]/[.G10]" office:value-type="float" office:value="1.93414395721243" calcext:value-type="float">
            <text:p>1,93414395721243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float" office:value="3.22168" calcext:value-type="float">
            <text:p>3,22168</text:p>
          </table:table-cell>
          <table:table-cell table:number-columns-repeated="3"/>
        </table:table-row>
        <table:table-row table:style-name="ro1">
          <table:covered-table-cell table:number-columns-repeated="3" table:style-name="ce9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.386526" calcext:value-type="float">
            <text:p>6,386526</text:p>
          </table:table-cell>
          <table:table-cell office:value-type="float" office:value="3.881582" calcext:value-type="float">
            <text:p>3,881582</text:p>
          </table:table-cell>
          <table:table-cell table:formula="of:=[.$N$14]/[.F11]" office:value-type="float" office:value="0.933170866289435" calcext:value-type="float">
            <text:p>0,933170866289435</text:p>
          </table:table-cell>
          <table:table-cell table:formula="of:=[.$N$14]/[.G11]" office:value-type="float" office:value="1.53538428403677" calcext:value-type="float">
            <text:p>1,53538428403677</text:p>
          </table:table-cell>
          <table:covered-table-cell table:number-columns-repeated="3" table:style-name="ce9"/>
          <table:table-cell office:value-type="float" office:value="12" calcext:value-type="float">
            <text:p>12</text:p>
          </table:table-cell>
          <table:table-cell office:value-type="float" office:value="5.622773" calcext:value-type="float">
            <text:p>5,622773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.400381" calcext:value-type="float">
            <text:p>3,400381</text:p>
          </table:table-cell>
          <table:table-cell office:value-type="float" office:value="4.545604" calcext:value-type="float">
            <text:p>4,545604</text:p>
          </table:table-cell>
          <table:table-cell table:formula="of:=[.$N$14]/[.F12]" office:value-type="float" office:value="1.75266242224033" calcext:value-type="float">
            <text:p>1,75266242224033</text:p>
          </table:table-cell>
          <table:table-cell table:formula="of:=[.$N$14]/[.G12]" office:value-type="float" office:value="1.31109529118683" calcext:value-type="float">
            <text:p>1,31109529118683</text:p>
          </table:table-cell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float" office:value="4.283108" calcext:value-type="float">
            <text:p>4,283108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.133039" calcext:value-type="float">
            <text:p>3,133039</text:p>
          </table:table-cell>
          <table:table-cell office:value-type="float" office:value="3.47923" calcext:value-type="float">
            <text:p>3,47923</text:p>
          </table:table-cell>
          <table:table-cell table:formula="of:=[.$N$14]/[.F13]" office:value-type="float" office:value="1.90221698485081" calcext:value-type="float">
            <text:p>1,90221698485081</text:p>
          </table:table-cell>
          <table:table-cell table:formula="of:=[.$N$14]/[.G13]" office:value-type="float" office:value="1.71294223147076" calcext:value-type="float">
            <text:p>1,71294223147076</text:p>
          </table:table-cell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float" office:value="4.97334" calcext:value-type="float">
            <text:p>4,97334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.178785" calcext:value-type="float">
            <text:p>2,178785</text:p>
          </table:table-cell>
          <table:table-cell office:value-type="float" office:value="4.351081" calcext:value-type="float">
            <text:p>4,351081</text:p>
          </table:table-cell>
          <table:table-cell table:formula="of:=[.$N$14]/[.F14]" office:value-type="float" office:value="2.73534102722389" calcext:value-type="float">
            <text:p>2,73534102722389</text:p>
          </table:table-cell>
          <table:table-cell table:formula="of:=[.$N$14]/[.G14]" office:value-type="float" office:value="1.36971019385757" calcext:value-type="float">
            <text:p>1,36971019385757</text:p>
          </table:table-cell>
          <table:covered-table-cell table:number-columns-repeated="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5.95972" calcext:value-type="float">
            <text:p>5,9597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2">
            <text:p>1080p.jpg</text:p>
          </table:table-cell>
          <table:table-cell table:style-name="ce1" office:value-type="float" office:value="1080" calcext:value-type="float" table:number-columns-spanned="1" table:number-rows-spanned="12">
            <text:p>1080</text:p>
          </table:table-cell>
          <table:table-cell table:style-name="ce1" office:value-type="float" office:value="1920" calcext:value-type="float" table:number-columns-spanned="1" table:number-rows-spanned="12">
            <text:p>192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23171" calcext:value-type="float">
            <text:p>1,23171</text:p>
          </table:table-cell>
          <table:table-cell table:style-name="ce2" office:value-type="float" office:value="0.531042" calcext:value-type="float">
            <text:p>0,531042</text:p>
          </table:table-cell>
          <table:table-cell table:style-name="ce2" table:formula="of:=[.$N$15]/[.F15]" office:value-type="float" office:value="0.964948729814648" calcext:value-type="float">
            <text:p>0,964948729814648</text:p>
          </table:table-cell>
          <table:table-cell table:style-name="ce2" table:formula="of:=[.$N$15]/[.G15]" office:value-type="float" office:value="2.23812240839708" calcext:value-type="float">
            <text:p>2,23812240839708</text:p>
          </table:table-cell>
          <table:table-cell table:style-name="ce1" office:value-type="string" calcext:value-type="string" table:number-columns-spanned="1" table:number-rows-spanned="12">
            <text:p>1080p.jpg</text:p>
          </table:table-cell>
          <table:table-cell table:style-name="ce1" office:value-type="float" office:value="1080" calcext:value-type="float" table:number-columns-spanned="1" table:number-rows-spanned="12">
            <text:p>1080</text:p>
          </table:table-cell>
          <table:table-cell table:style-name="ce1" office:value-type="float" office:value="1920" calcext:value-type="float" table:number-columns-spanned="1" table:number-rows-spanned="12">
            <text:p>1920</text:p>
          </table:table-cell>
          <table:table-cell office:value-type="float" office:value="3" calcext:value-type="float">
            <text:p>3</text:p>
          </table:table-cell>
          <table:table-cell office:value-type="float" office:value="1.188537" calcext:value-type="float">
            <text:p>1,188537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816617" calcext:value-type="float">
            <text:p>0,816617</text:p>
          </table:table-cell>
          <table:table-cell table:style-name="ce2" office:value-type="float" office:value="0.427667" calcext:value-type="float">
            <text:p>0,427667</text:p>
          </table:table-cell>
          <table:table-cell table:style-name="ce2" table:formula="of:=[.$N$15]/[.F16]" office:value-type="float" office:value="1.45543994308225" calcext:value-type="float">
            <text:p>1,45543994308225</text:p>
          </table:table-cell>
          <table:table-cell table:style-name="ce2" table:formula="of:=[.$N$15]/[.G16]" office:value-type="float" office:value="2.77911786506791" calcext:value-type="float">
            <text:p>2,77911786506791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float" office:value="1.874744" calcext:value-type="float">
            <text:p>1,874744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.630856" calcext:value-type="float">
            <text:p>0,630856</text:p>
          </table:table-cell>
          <table:table-cell table:style-name="ce2" office:value-type="float" office:value="0.409987" calcext:value-type="float">
            <text:p>0,409987</text:p>
          </table:table-cell>
          <table:table-cell table:style-name="ce2" table:formula="of:=[.$N$15]/[.F17]" office:value-type="float" office:value="1.88400680979495" calcext:value-type="float">
            <text:p>1,88400680979495</text:p>
          </table:table-cell>
          <table:table-cell table:style-name="ce2" table:formula="of:=[.$N$15]/[.G17]" office:value-type="float" office:value="2.89896265003524" calcext:value-type="float">
            <text:p>2,89896265003524</text:p>
          </table:table-cell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float" office:value="1.847927" calcext:value-type="float">
            <text:p>1,847927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0.70766" calcext:value-type="float">
            <text:p>0,70766</text:p>
          </table:table-cell>
          <table:table-cell table:style-name="ce2" office:value-type="float" office:value="0.436654" calcext:value-type="float">
            <text:p>0,436654</text:p>
          </table:table-cell>
          <table:table-cell table:style-name="ce2" table:formula="of:=[.$N$15]/[.F18]" office:value-type="float" office:value="1.67953113076901" calcext:value-type="float">
            <text:p>1,67953113076901</text:p>
          </table:table-cell>
          <table:table-cell table:style-name="ce2" table:formula="of:=[.$N$15]/[.G18]" office:value-type="float" office:value="2.7219194144563" calcext:value-type="float">
            <text:p>2,7219194144563</text:p>
          </table:table-cell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float" office:value="2.181689" calcext:value-type="float">
            <text:p>2,181689</text:p>
          </table:table-cell>
          <table:table-cell table:number-columns-repeated="3"/>
        </table:table-row>
        <table:table-row table:style-name="ro1">
          <table:covered-table-cell table:number-columns-repeated="3" table:style-name="ce9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.047832" calcext:value-type="float">
            <text:p>5,047832</text:p>
          </table:table-cell>
          <table:table-cell office:value-type="float" office:value="3.590009" calcext:value-type="float">
            <text:p>3,590009</text:p>
          </table:table-cell>
          <table:table-cell table:formula="of:=[.$N$19]/[.F19]" office:value-type="float" office:value="0.776097936698369" calcext:value-type="float">
            <text:p>0,776097936698369</text:p>
          </table:table-cell>
          <table:table-cell table:formula="of:=[.$N$19]/[.G19]" office:value-type="float" office:value="1.09125408877805" calcext:value-type="float">
            <text:p>1,09125408877805</text:p>
          </table:table-cell>
          <table:covered-table-cell table:number-columns-repeated="3" table:style-name="ce9"/>
          <table:table-cell table:style-name="ce3" office:value-type="float" office:value="8" calcext:value-type="float">
            <text:p>8</text:p>
          </table:table-cell>
          <table:table-cell table:style-name="ce3" office:value-type="float" office:value="3.917612" calcext:value-type="float">
            <text:p>3,917612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.665964" calcext:value-type="float">
            <text:p>3,665964</text:p>
          </table:table-cell>
          <table:table-cell office:value-type="float" office:value="2.672198" calcext:value-type="float">
            <text:p>2,672198</text:p>
          </table:table-cell>
          <table:table-cell table:formula="of:=[.$N$19]/[.F20]" office:value-type="float" office:value="1.06864442749574" calcext:value-type="float">
            <text:p>1,06864442749574</text:p>
          </table:table-cell>
          <table:table-cell table:formula="of:=[.$N$19]/[.G20]" office:value-type="float" office:value="1.46606351774831" calcext:value-type="float">
            <text:p>1,46606351774831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float" office:value="6.60832" calcext:value-type="float">
            <text:p>6,60832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number-columns-repeated="2" office:value-type="float" office:value="8" calcext:value-type="float">
            <text:p>8</text:p>
          </table:table-cell>
          <table:table-cell office:value-type="float" office:value="2.349" calcext:value-type="float">
            <text:p>2,349</text:p>
          </table:table-cell>
          <table:table-cell office:value-type="float" office:value="1.944278" calcext:value-type="float">
            <text:p>1,944278</text:p>
          </table:table-cell>
          <table:table-cell table:formula="of:=[.$N$19]/[.F21]" office:value-type="float" office:value="1.66777862920392" calcext:value-type="float">
            <text:p>1,66777862920392</text:p>
          </table:table-cell>
          <table:table-cell table:formula="of:=[.$N$19]/[.G21]" office:value-type="float" office:value="2.01494436495193" calcext:value-type="float">
            <text:p>2,01494436495193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float" office:value="6.154344" calcext:value-type="float">
            <text:p>6,154344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.262024" calcext:value-type="float">
            <text:p>1,262024</text:p>
          </table:table-cell>
          <table:table-cell office:value-type="float" office:value="2.103574" calcext:value-type="float">
            <text:p>2,103574</text:p>
          </table:table-cell>
          <table:table-cell table:formula="of:=[.$N$19]/[.F22]" office:value-type="float" office:value="3.10422939658834" calcext:value-type="float">
            <text:p>3,10422939658834</text:p>
          </table:table-cell>
          <table:table-cell table:formula="of:=[.$N$19]/[.G22]" office:value-type="float" office:value="1.86235996451753" calcext:value-type="float">
            <text:p>1,86235996451753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float" office:value="8.83094" calcext:value-type="float">
            <text:p>8,83094</text:p>
          </table:table-cell>
          <table:table-cell table:number-columns-repeated="3"/>
        </table:table-row>
        <table:table-row table:style-name="ro1">
          <table:covered-table-cell table:number-columns-repeated="3" table:style-name="ce9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.728514" calcext:value-type="float">
            <text:p>12,728514</text:p>
          </table:table-cell>
          <table:table-cell table:style-name="ce2" office:value-type="float" office:value="13.386015" calcext:value-type="float">
            <text:p>13,386015</text:p>
          </table:table-cell>
          <table:table-cell table:style-name="ce2" table:formula="of:=[.$N$26]/[.F23]" office:value-type="float" office:value="1.10068850142287" calcext:value-type="float">
            <text:p>1,10068850142287</text:p>
          </table:table-cell>
          <table:table-cell table:style-name="ce2" table:formula="of:=[.$N$26]/[.G23]" office:value-type="float" office:value="1.04662433143845" calcext:value-type="float">
            <text:p>1,04662433143845</text:p>
          </table:table-cell>
          <table:covered-table-cell table:number-columns-repeated="3" table:style-name="ce9"/>
          <table:table-cell office:value-type="float" office:value="12" calcext:value-type="float">
            <text:p>12</text:p>
          </table:table-cell>
          <table:table-cell office:value-type="float" office:value="10.392794" calcext:value-type="float">
            <text:p>10,392794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.453457" calcext:value-type="float">
            <text:p>7,453457</text:p>
          </table:table-cell>
          <table:table-cell table:style-name="ce2" office:value-type="float" office:value="10.343565" calcext:value-type="float">
            <text:p>10,343565</text:p>
          </table:table-cell>
          <table:table-cell table:style-name="ce2" table:formula="of:=[.$N$26]/[.F24]" office:value-type="float" office:value="1.87968200527621" calcext:value-type="float">
            <text:p>1,87968200527621</text:p>
          </table:table-cell>
          <table:table-cell table:style-name="ce2" table:formula="of:=[.$N$26]/[.G24]" office:value-type="float" office:value="1.35447778401354" calcext:value-type="float">
            <text:p>1,35447778401354</text:p>
          </table:table-cell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float" office:value="12.457852" calcext:value-type="float">
            <text:p>12,457852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.327782" calcext:value-type="float">
            <text:p>8,327782</text:p>
          </table:table-cell>
          <table:table-cell table:style-name="ce2" office:value-type="float" office:value="6.987978" calcext:value-type="float">
            <text:p>6,987978</text:p>
          </table:table-cell>
          <table:table-cell table:style-name="ce2" table:formula="of:=[.$N$26]/[.F25]" office:value-type="float" office:value="1.68233618507305" calcext:value-type="float">
            <text:p>1,68233618507305</text:p>
          </table:table-cell>
          <table:table-cell table:style-name="ce2" table:formula="of:=[.$N$26]/[.G25]" office:value-type="float" office:value="2.0048902558079" calcext:value-type="float">
            <text:p>2,0048902558079</text:p>
          </table:table-cell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float" office:value="13.371515" calcext:value-type="float">
            <text:p>13,371515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.959071" calcext:value-type="float">
            <text:p>3,959071</text:p>
          </table:table-cell>
          <table:table-cell table:style-name="ce2" office:value-type="float" office:value="7.403919" calcext:value-type="float">
            <text:p>7,403919</text:p>
          </table:table-cell>
          <table:table-cell table:style-name="ce2" table:formula="of:=[.$N$26]/[.F26]" office:value-type="float" office:value="3.53874153810326" calcext:value-type="float">
            <text:p>3,53874153810326</text:p>
          </table:table-cell>
          <table:table-cell table:style-name="ce2" table:formula="of:=[.$N$26]/[.G26]" office:value-type="float" office:value="1.89225854577826" calcext:value-type="float">
            <text:p>1,89225854577826</text:p>
          </table:table-cell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float" office:value="14.010129" calcext:value-type="float">
            <text:p>14,010129</text:p>
          </table:table-cell>
          <table:table-cell/>
          <table:table-cell table:style-name="ce8"/>
          <table:table-cell/>
        </table:table-row>
        <table:table-row table:style-name="ro1">
          <table:table-cell table:style-name="ce1" office:value-type="string" calcext:value-type="string" table:number-columns-spanned="1" table:number-rows-spanned="12">
            <text:p>4K.jpeg</text:p>
          </table:table-cell>
          <table:table-cell table:style-name="ce1" office:value-type="float" office:value="2160" calcext:value-type="float" table:number-columns-spanned="1" table:number-rows-spanned="12">
            <text:p>2160</text:p>
          </table:table-cell>
          <table:table-cell table:style-name="ce1" office:value-type="float" office:value="3840" calcext:value-type="float" table:number-columns-spanned="1" table:number-rows-spanned="12">
            <text:p>38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.103079" calcext:value-type="float">
            <text:p>6,103079</text:p>
          </table:table-cell>
          <table:table-cell office:value-type="float" office:value="5.017429" calcext:value-type="float">
            <text:p>5,017429</text:p>
          </table:table-cell>
          <table:table-cell table:formula="of:=[.$N$27]/[.F27]" office:value-type="float" office:value="0.490513067256708" calcext:value-type="float">
            <text:p>0,490513067256708</text:p>
          </table:table-cell>
          <table:table-cell table:formula="of:=[.$N$27]/[.G27]" office:value-type="float" office:value="0.596648203691572" calcext:value-type="float">
            <text:p>0,596648203691572</text:p>
          </table:table-cell>
          <table:table-cell table:style-name="ce1" office:value-type="string" calcext:value-type="string" table:number-columns-spanned="1" table:number-rows-spanned="12">
            <text:p>4K.jpeg</text:p>
          </table:table-cell>
          <table:table-cell table:style-name="ce1" office:value-type="float" office:value="2160" calcext:value-type="float" table:number-columns-spanned="1" table:number-rows-spanned="12">
            <text:p>2160</text:p>
          </table:table-cell>
          <table:table-cell table:style-name="ce1" office:value-type="float" office:value="3840" calcext:value-type="float" table:number-columns-spanned="1" table:number-rows-spanned="12">
            <text:p>38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.99364" calcext:value-type="float">
            <text:p>2,99364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425341" calcext:value-type="float">
            <text:p>3,425341</text:p>
          </table:table-cell>
          <table:table-cell office:value-type="float" office:value="3.908987" calcext:value-type="float">
            <text:p>3,908987</text:p>
          </table:table-cell>
          <table:table-cell table:formula="of:=[.$N$27]/[.F28]" office:value-type="float" office:value="0.873968460366428" calcext:value-type="float">
            <text:p>0,873968460366428</text:p>
          </table:table-cell>
          <table:table-cell table:formula="of:=[.$N$27]/[.G28]" office:value-type="float" office:value="0.765835240690235" calcext:value-type="float">
            <text:p>0,765835240690235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float" office:value="4.360372" calcext:value-type="float">
            <text:p>4,360372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.839285" calcext:value-type="float">
            <text:p>2,839285</text:p>
          </table:table-cell>
          <table:table-cell office:value-type="float" office:value="1.579355" calcext:value-type="float">
            <text:p>1,579355</text:p>
          </table:table-cell>
          <table:table-cell table:formula="of:=[.$N$27]/[.F29]" office:value-type="float" office:value="1.05436403883372" calcext:value-type="float">
            <text:p>1,05436403883372</text:p>
          </table:table-cell>
          <table:table-cell table:formula="of:=[.$N$27]/[.G29]" office:value-type="float" office:value="1.89548264956264" calcext:value-type="float">
            <text:p>1,89548264956264</text:p>
          </table:table-cell>
          <table:covered-table-cell table:number-columns-repeated="3"/>
          <table:table-cell office:value-type="float" office:value="5" calcext:value-type="float">
            <text:p>5</text:p>
          </table:table-cell>
          <table:table-cell office:value-type="float" office:value="6.863818" calcext:value-type="float">
            <text:p>6,863818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.939385" calcext:value-type="float">
            <text:p>1,939385</text:p>
          </table:table-cell>
          <table:table-cell office:value-type="float" office:value="1.583936" calcext:value-type="float">
            <text:p>1,583936</text:p>
          </table:table-cell>
          <table:table-cell table:formula="of:=[.$N$27]/[.F30]" office:value-type="float" office:value="1.54360274004388" calcext:value-type="float">
            <text:p>1,54360274004388</text:p>
          </table:table-cell>
          <table:table-cell table:formula="of:=[.$N$27]/[.G30]" office:value-type="float" office:value="1.89000060608509" calcext:value-type="float">
            <text:p>1,89000060608509</text:p>
          </table:table-cell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float" office:value="9.856146" calcext:value-type="float">
            <text:p>9,856146</text:p>
          </table:table-cell>
          <table:table-cell table:number-columns-repeated="3"/>
        </table:table-row>
        <table:table-row table:style-name="ro1">
          <table:covered-table-cell table:number-columns-repeated="3" table:style-name="ce9"/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1.674444" calcext:value-type="float">
            <text:p>21,674444</text:p>
          </table:table-cell>
          <table:table-cell table:style-name="ce2" office:value-type="float" office:value="18.12929" calcext:value-type="float">
            <text:p>18,12929</text:p>
          </table:table-cell>
          <table:table-cell table:style-name="ce2" table:formula="of:=[.$N$31]/[.F31]" office:value-type="float" office:value="0.78423326568377" calcext:value-type="float">
            <text:p>0,78423326568377</text:p>
          </table:table-cell>
          <table:table-cell table:style-name="ce2" table:formula="of:=[.$N$31]/[.G31]" office:value-type="float" office:value="0.93758884104121" calcext:value-type="float">
            <text:p>0,93758884104121</text:p>
          </table:table-cell>
          <table:covered-table-cell table:number-columns-repeated="3" table:style-name="ce9"/>
          <table:table-cell office:value-type="float" office:value="8" calcext:value-type="float">
            <text:p>8</text:p>
          </table:table-cell>
          <table:table-cell office:value-type="float" office:value="16.99782" calcext:value-type="float">
            <text:p>16,99782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.96668" calcext:value-type="float">
            <text:p>11,96668</text:p>
          </table:table-cell>
          <table:table-cell table:style-name="ce2" office:value-type="float" office:value="9.65399" calcext:value-type="float">
            <text:p>9,65399</text:p>
          </table:table-cell>
          <table:table-cell table:style-name="ce2" table:formula="of:=[.$N$31]/[.F32]" office:value-type="float" office:value="1.42042905801776" calcext:value-type="float">
            <text:p>1,42042905801776</text:p>
          </table:table-cell>
          <table:table-cell table:style-name="ce2" table:formula="of:=[.$N$31]/[.G32]" office:value-type="float" office:value="1.76070412337282" calcext:value-type="float">
            <text:p>1,76070412337282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float" office:value="21.305778" calcext:value-type="float">
            <text:p>21,305778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9.257059" calcext:value-type="float">
            <text:p>9,257059</text:p>
          </table:table-cell>
          <table:table-cell table:style-name="ce2" office:value-type="float" office:value="9.664138" calcext:value-type="float">
            <text:p>9,664138</text:p>
          </table:table-cell>
          <table:table-cell table:style-name="ce2" table:formula="of:=[.$N$31]/[.F33]" office:value-type="float" office:value="1.83620089274574" calcext:value-type="float">
            <text:p>1,83620089274574</text:p>
          </table:table-cell>
          <table:table-cell table:style-name="ce2" table:formula="of:=[.$N$31]/[.G33]" office:value-type="float" office:value="1.75885526469096" calcext:value-type="float">
            <text:p>1,75885526469096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float" office:value="25.615041" calcext:value-type="float">
            <text:p>25,615041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.130952" calcext:value-type="float">
            <text:p>5,130952</text:p>
          </table:table-cell>
          <table:table-cell table:style-name="ce2" office:value-type="float" office:value="8.449747" calcext:value-type="float">
            <text:p>8,449747</text:p>
          </table:table-cell>
          <table:table-cell table:style-name="ce2" table:formula="of:=[.$N$31]/[.F34]" office:value-type="float" office:value="3.31280043157683" calcext:value-type="float">
            <text:p>3,31280043157683</text:p>
          </table:table-cell>
          <table:table-cell table:style-name="ce2" table:formula="of:=[.$N$31]/[.G34]" office:value-type="float" office:value="2.01163656142604" calcext:value-type="float">
            <text:p>2,01163656142604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float" office:value="31.095665" calcext:value-type="float">
            <text:p>31,095665</text:p>
          </table:table-cell>
          <table:table-cell table:number-columns-repeated="3"/>
        </table:table-row>
        <table:table-row table:style-name="ro1">
          <table:covered-table-cell table:number-columns-repeated="3" table:style-name="ce9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1.955554" calcext:value-type="float">
            <text:p>51,955554</text:p>
          </table:table-cell>
          <table:table-cell office:value-type="float" office:value="58.25909" calcext:value-type="float">
            <text:p>58,25909</text:p>
          </table:table-cell>
          <table:table-cell table:formula="of:=[.$N$38]/[.F35]" office:value-type="float" office:value="1.12345507854656" calcext:value-type="float">
            <text:p>1,12345507854656</text:p>
          </table:table-cell>
          <table:table-cell table:formula="of:=[.$N$38]/[.G35]" office:value-type="float" office:value="1.00189911994849" calcext:value-type="float">
            <text:p>1,00189911994849</text:p>
          </table:table-cell>
          <table:covered-table-cell table:number-columns-repeated="3" table:style-name="ce9"/>
          <table:table-cell office:value-type="float" office:value="12" calcext:value-type="float">
            <text:p>12</text:p>
          </table:table-cell>
          <table:table-cell office:value-type="float" office:value="37.012589" calcext:value-type="float">
            <text:p>37,012589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8.440507" calcext:value-type="float">
            <text:p>38,440507</text:p>
          </table:table-cell>
          <table:table-cell office:value-type="float" office:value="38.313812" calcext:value-type="float">
            <text:p>38,313812</text:p>
          </table:table-cell>
          <table:table-cell table:formula="of:=[.$N$38]/[.F36]" office:value-type="float" office:value="1.51844331813834" calcext:value-type="float">
            <text:p>1,51844331813834</text:p>
          </table:table-cell>
          <table:table-cell table:formula="of:=[.$N$38]/[.G36]" office:value-type="float" office:value="1.52346446237195" calcext:value-type="float">
            <text:p>1,52346446237195</text:p>
          </table:table-cell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float" office:value="42.531751" calcext:value-type="float">
            <text:p>42,531751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9.283724" calcext:value-type="float">
            <text:p>29,283724</text:p>
          </table:table-cell>
          <table:table-cell office:value-type="float" office:value="33.360415" calcext:value-type="float">
            <text:p>33,360415</text:p>
          </table:table-cell>
          <table:table-cell table:formula="of:=[.$N$38]/[.F37]" office:value-type="float" office:value="1.99324822894793" calcext:value-type="float">
            <text:p>1,99324822894793</text:p>
          </table:table-cell>
          <table:table-cell table:formula="of:=[.$N$38]/[.G37]" office:value-type="float" office:value="1.74967041027517" calcext:value-type="float">
            <text:p>1,74967041027517</text:p>
          </table:table-cell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float" office:value="49.534354" calcext:value-type="float">
            <text:p>49,534354</text:p>
          </table:table-cell>
          <table:table-cell table:number-columns-repeated="3"/>
        </table:table-row>
        <table:table-row table:style-name="ro1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6.22404" calcext:value-type="float">
            <text:p>16,22404</text:p>
          </table:table-cell>
          <table:table-cell office:value-type="float" office:value="28.675376" calcext:value-type="float">
            <text:p>28,675376</text:p>
          </table:table-cell>
          <table:table-cell table:formula="of:=[.$N$38]/[.F38]" office:value-type="float" office:value="3.59773095973629" calcext:value-type="float">
            <text:p>3,59773095973629</text:p>
          </table:table-cell>
          <table:table-cell table:formula="of:=[.$N$38]/[.G38]" office:value-type="float" office:value="2.03553498304608" calcext:value-type="float">
            <text:p>2,03553498304608</text:p>
          </table:table-cell>
          <table:covered-table-cell table:number-columns-repeated="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58.369731" calcext:value-type="float">
            <text:p>58,36973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9">00/00/0000</text:date>, <text:time style:data-style-name="N2" text:time-value="23:29:47.6414335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2:39:41.271234212</meta:creation-date>
    <dc:date>2018-05-19T01:40:05.830672338</dc:date>
    <meta:editing-duration>PT5H58M50S</meta:editing-duration>
    <meta:editing-cycles>6</meta:editing-cycles>
    <meta:generator>LibreOffice/6.0.4.2$Linux_X86_64 LibreOffice_project/00m0$Build-2</meta:generator>
    <meta:document-statistic meta:table-count="1" meta:cell-count="323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8.368cm" svg:y="0.365cm" chart:style-name="ch2">
          <text:p>Tiempo 720p MPI</text:p>
        </chart:title>
        <chart:legend chart:legend-position="end" svg:x="17.569cm" svg:y="4.936cm" style:legend-expansion="high" chart:style-name="ch3"/>
        <chart:plot-area chart:style-name="ch4" table:cell-range-address="Hoja1.E3:Hoja1.F6 Hoja1.D2:Hoja1.D3 Hoja1.D11:Hoja1.D11 Hoja1.F7:Hoja1.F14 Hoja1.D7:Hoja1.D7" chart:data-source-has-labels="both" svg:x="1.418cm" svg:y="1.373cm" svg:width="15.744cm" svg:height="8.883cm">
          <chartooo:coordinate-region svg:x="1.854cm" svg:y="1.572cm" svg:width="15.121cm" svg:height="8.037cm"/>
          <chart:axis chart:dimension="x" chart:name="primary-x" chart:style-name="ch5" chartooo:axis-type="auto">
            <chartooo:date-scale/>
            <chart:title svg:x="8.518cm" svg:y="10.485cm" chart:style-name="ch6">
              <text:p>Máquinas</text:p>
            </chart:title>
            <chart:categories table:cell-range-address="Hoja1.E3:Hoja1.E6"/>
          </chart:axis>
          <chart:axis chart:dimension="y" chart:name="primary-y" chart:style-name="ch5">
            <chart:title svg:x="0.451cm" svg:y="6.639cm" chart:style-name="ch7">
              <text:p>TIempo (s)</text:p>
            </chart:title>
            <chart:grid chart:style-name="ch8" chart:class="major"/>
          </chart:axis>
          <chart:series chart:style-name="ch9" chart:values-cell-range-address="Hoja1.F3:Hoja1.F6" chart:label-cell-address="Hoja1.D2:Hoja1.D3" chart:class="chart:line">
            <chart:data-point chart:repeated="4"/>
          </chart:series>
          <chart:series chart:style-name="ch10" chart:values-cell-range-address="Hoja1.F11:Hoja1.F14" chart:label-cell-address="Hoja1.D2:Hoja1.D2 Hoja1.D11:Hoja1.D11" chart:class="chart:line">
            <chart:data-point chart:repeated="4"/>
          </chart:series>
          <chart:series chart:style-name="ch11" chart:values-cell-range-address="Hoja1.F7:Hoja1.F10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0.245497">
                <text:p>0.245497</text:p>
                <draw:g>
                  <svg:desc>Hoja1.F3:Hoja1.F6</svg:desc>
                </draw:g>
              </table:table-cell>
              <table:table-cell office:value-type="float" office:value="6.386526">
                <text:p>6.386526</text:p>
                <draw:g>
                  <svg:desc>Hoja1.F11:Hoja1.F14</svg:desc>
                </draw:g>
              </table:table-cell>
              <table:table-cell office:value-type="float" office:value="1.675493">
                <text:p>1.675493</text:p>
                <draw:g>
                  <svg:desc>Hoja1.F7:Hoja1.F1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39268">
                <text:p>0.239268</text:p>
              </table:table-cell>
              <table:table-cell office:value-type="float" office:value="3.400381">
                <text:p>3.400381</text:p>
              </table:table-cell>
              <table:table-cell office:value-type="float" office:value="0.97152">
                <text:p>0.971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48907">
                <text:p>0.248907</text:p>
              </table:table-cell>
              <table:table-cell office:value-type="float" office:value="3.133039">
                <text:p>3.133039</text:p>
              </table:table-cell>
              <table:table-cell office:value-type="float" office:value="1.061402">
                <text:p>1.06140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15284">
                <text:p>0.315284</text:p>
              </table:table-cell>
              <table:table-cell office:value-type="float" office:value="2.178785">
                <text:p>2.178785</text:p>
              </table:table-cell>
              <table:table-cell office:value-type="float" office:value="0.756555">
                <text:p>0.756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8.341cm" svg:y="0.365cm" chart:style-name="ch2">
          <text:p>Speed Up 4K MPI</text:p>
        </chart:title>
        <chart:legend chart:legend-position="end" svg:x="17.569cm" svg:y="4.936cm" style:legend-expansion="high" chart:style-name="ch3"/>
        <chart:plot-area chart:style-name="ch4" table:cell-range-address="Hoja1.E3:Hoja1.E6 Hoja1.D2:Hoja1.D3 Hoja1.H27:Hoja1.H34 Hoja1.D11:Hoja1.D11 Hoja1.H35:Hoja1.H38 Hoja1.D7:Hoja1.D7" chart:data-source-has-labels="both" svg:x="1.418cm" svg:y="1.373cm" svg:width="15.744cm" svg:height="8.883cm">
          <chartooo:coordinate-region svg:x="2.145cm" svg:y="1.573cm" svg:width="14.83cm" svg:height="8.036cm"/>
          <chart:axis chart:dimension="x" chart:name="primary-x" chart:style-name="ch5" chartooo:axis-type="auto">
            <chartooo:date-scale/>
            <chart:title svg:x="8.518cm" svg:y="10.485cm" chart:style-name="ch6">
              <text:p>Máquinas</text:p>
            </chart:title>
            <chart:categories table:cell-range-address="Hoja1.E3:Hoja1.E6"/>
          </chart:axis>
          <chart:axis chart:dimension="y" chart:name="primary-y" chart:style-name="ch5">
            <chart:title svg:x="0.451cm" svg:y="6.599cm" chart:style-name="ch7">
              <text:p>Speed Up</text:p>
            </chart:title>
            <chart:grid chart:style-name="ch8" chart:class="major"/>
          </chart:axis>
          <chart:series chart:style-name="ch9" chart:values-cell-range-address="Hoja1.H27:Hoja1.H30" chart:label-cell-address="Hoja1.D2:Hoja1.D3" chart:class="chart:line">
            <chart:data-point chart:repeated="4"/>
          </chart:series>
          <chart:series chart:style-name="ch10" chart:values-cell-range-address="Hoja1.H35:Hoja1.H38" chart:label-cell-address="Hoja1.D2:Hoja1.D2 Hoja1.D11:Hoja1.D11" chart:class="chart:line">
            <chart:data-point chart:repeated="4"/>
          </chart:series>
          <chart:series chart:style-name="ch11" chart:values-cell-range-address="Hoja1.H31:Hoja1.H34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0.490513067256708">
                <text:p>0.490513067256708</text:p>
                <draw:g>
                  <svg:desc>Hoja1.H27:Hoja1.H30</svg:desc>
                </draw:g>
              </table:table-cell>
              <table:table-cell office:value-type="float" office:value="1.12345507854656">
                <text:p>1.12345507854656</text:p>
                <draw:g>
                  <svg:desc>Hoja1.H35:Hoja1.H38</svg:desc>
                </draw:g>
              </table:table-cell>
              <table:table-cell office:value-type="float" office:value="0.78423326568377">
                <text:p>0.78423326568377</text:p>
                <draw:g>
                  <svg:desc>Hoja1.H31:Hoja1.H3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73968460366428">
                <text:p>0.873968460366428</text:p>
              </table:table-cell>
              <table:table-cell office:value-type="float" office:value="1.51844331813834">
                <text:p>1.51844331813834</text:p>
              </table:table-cell>
              <table:table-cell office:value-type="float" office:value="1.42042905801776">
                <text:p>1.420429058017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5436403883372">
                <text:p>1.05436403883372</text:p>
              </table:table-cell>
              <table:table-cell office:value-type="float" office:value="1.99324822894793">
                <text:p>1.99324822894793</text:p>
              </table:table-cell>
              <table:table-cell office:value-type="float" office:value="1.83620089274574">
                <text:p>1.8362008927457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54360274004388">
                <text:p>1.54360274004388</text:p>
              </table:table-cell>
              <table:table-cell office:value-type="float" office:value="3.59773095973629">
                <text:p>3.59773095973629</text:p>
              </table:table-cell>
              <table:table-cell office:value-type="float" office:value="3.31280043157683">
                <text:p>3.3128004315768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7.548cm" svg:y="0.365cm" chart:style-name="ch2">
          <text:p>Speed Up 1080p OpenMP</text:p>
        </chart:title>
        <chart:legend chart:legend-position="end" svg:x="17.569cm" svg:y="4.936cm" style:legend-expansion="high" chart:style-name="ch3"/>
        <chart:plot-area chart:style-name="ch4" table:cell-range-address="Hoja1.E3:Hoja1.E6 Hoja1.D2:Hoja1.D3 Hoja1.I15:Hoja1.I22 Hoja1.D11:Hoja1.D11 Hoja1.I23:Hoja1.I26 Hoja1.D7:Hoja1.D7" chart:data-source-has-labels="both" svg:x="1.418cm" svg:y="1.373cm" svg:width="15.744cm" svg:height="8.883cm">
          <chartooo:coordinate-region svg:x="2.145cm" svg:y="1.572cm" svg:width="14.83cm" svg:height="8.037cm"/>
          <chart:axis chart:dimension="x" chart:name="primary-x" chart:style-name="ch5" chartooo:axis-type="auto">
            <chartooo:date-scale/>
            <chart:title svg:x="8.862cm" svg:y="10.485cm" chart:style-name="ch6">
              <text:p>Hilos</text:p>
            </chart:title>
            <chart:categories table:cell-range-address="Hoja1.E3:Hoja1.E6"/>
          </chart:axis>
          <chart:axis chart:dimension="y" chart:name="primary-y" chart:style-name="ch5">
            <chart:title svg:x="0.451cm" svg:y="6.599cm" chart:style-name="ch7">
              <text:p>Speed Up</text:p>
            </chart:title>
            <chart:grid chart:style-name="ch8" chart:class="major"/>
          </chart:axis>
          <chart:series chart:style-name="ch9" chart:values-cell-range-address="Hoja1.I15:Hoja1.I18" chart:label-cell-address="Hoja1.D2:Hoja1.D3" chart:class="chart:line">
            <chart:data-point chart:repeated="4"/>
          </chart:series>
          <chart:series chart:style-name="ch10" chart:values-cell-range-address="Hoja1.I23:Hoja1.I26" chart:label-cell-address="Hoja1.D2:Hoja1.D2 Hoja1.D11:Hoja1.D11" chart:class="chart:line">
            <chart:data-point chart:repeated="4"/>
          </chart:series>
          <chart:series chart:style-name="ch11" chart:values-cell-range-address="Hoja1.I19:Hoja1.I22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2.23812240839708">
                <text:p>2.23812240839708</text:p>
                <draw:g>
                  <svg:desc>Hoja1.I15:Hoja1.I18</svg:desc>
                </draw:g>
              </table:table-cell>
              <table:table-cell office:value-type="float" office:value="1.04662433143845">
                <text:p>1.04662433143845</text:p>
                <draw:g>
                  <svg:desc>Hoja1.I23:Hoja1.I26</svg:desc>
                </draw:g>
              </table:table-cell>
              <table:table-cell office:value-type="float" office:value="1.09125408877805">
                <text:p>1.09125408877805</text:p>
                <draw:g>
                  <svg:desc>Hoja1.I19:Hoja1.I2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77911786506791">
                <text:p>2.77911786506791</text:p>
              </table:table-cell>
              <table:table-cell office:value-type="float" office:value="1.35447778401354">
                <text:p>1.35447778401354</text:p>
              </table:table-cell>
              <table:table-cell office:value-type="float" office:value="1.46606351774831">
                <text:p>1.4660635177483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89896265003524">
                <text:p>2.89896265003524</text:p>
              </table:table-cell>
              <table:table-cell office:value-type="float" office:value="2.0048902558079">
                <text:p>2.0048902558079</text:p>
              </table:table-cell>
              <table:table-cell office:value-type="float" office:value="2.01494436495193">
                <text:p>2.0149443649519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7219194144563">
                <text:p>2.7219194144563</text:p>
              </table:table-cell>
              <table:table-cell office:value-type="float" office:value="1.89225854577826">
                <text:p>1.89225854577826</text:p>
              </table:table-cell>
              <table:table-cell office:value-type="float" office:value="1.86235996451753">
                <text:p>1.8623599645175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7.878cm" svg:y="0.365cm" chart:style-name="ch2">
          <text:p>Speed Up 4K OpenMP</text:p>
        </chart:title>
        <chart:legend chart:legend-position="end" svg:x="17.569cm" svg:y="4.936cm" style:legend-expansion="high" chart:style-name="ch3"/>
        <chart:plot-area chart:style-name="ch4" table:cell-range-address="Hoja1.E3:Hoja1.E6 Hoja1.D2:Hoja1.D3 Hoja1.I27:Hoja1.I34 Hoja1.D11:Hoja1.D11 Hoja1.I35:Hoja1.I38 Hoja1.D7:Hoja1.D7" chart:data-source-has-labels="both" svg:x="1.418cm" svg:y="1.373cm" svg:width="15.744cm" svg:height="8.883cm">
          <chartooo:coordinate-region svg:x="2.145cm" svg:y="1.573cm" svg:width="14.83cm" svg:height="8.036cm"/>
          <chart:axis chart:dimension="x" chart:name="primary-x" chart:style-name="ch5" chartooo:axis-type="auto">
            <chartooo:date-scale/>
            <chart:title svg:x="8.862cm" svg:y="10.485cm" chart:style-name="ch6">
              <text:p>Hilos</text:p>
            </chart:title>
            <chart:categories table:cell-range-address="Hoja1.E3:Hoja1.E6"/>
          </chart:axis>
          <chart:axis chart:dimension="y" chart:name="primary-y" chart:style-name="ch5">
            <chart:title svg:x="0.451cm" svg:y="6.599cm" chart:style-name="ch7">
              <text:p>Speed Up</text:p>
            </chart:title>
            <chart:grid chart:style-name="ch8" chart:class="major"/>
          </chart:axis>
          <chart:series chart:style-name="ch9" chart:values-cell-range-address="Hoja1.I27:Hoja1.I30" chart:label-cell-address="Hoja1.D2:Hoja1.D3" chart:class="chart:line">
            <chart:data-point chart:repeated="4"/>
          </chart:series>
          <chart:series chart:style-name="ch10" chart:values-cell-range-address="Hoja1.I35:Hoja1.I38" chart:label-cell-address="Hoja1.D2:Hoja1.D2 Hoja1.D11:Hoja1.D11" chart:class="chart:line">
            <chart:data-point chart:repeated="4"/>
          </chart:series>
          <chart:series chart:style-name="ch11" chart:values-cell-range-address="Hoja1.I31:Hoja1.I34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0.596648203691572">
                <text:p>0.596648203691572</text:p>
                <draw:g>
                  <svg:desc>Hoja1.I27:Hoja1.I30</svg:desc>
                </draw:g>
              </table:table-cell>
              <table:table-cell office:value-type="float" office:value="1.00189911994849">
                <text:p>1.00189911994849</text:p>
                <draw:g>
                  <svg:desc>Hoja1.I35:Hoja1.I38</svg:desc>
                </draw:g>
              </table:table-cell>
              <table:table-cell office:value-type="float" office:value="0.93758884104121">
                <text:p>0.93758884104121</text:p>
                <draw:g>
                  <svg:desc>Hoja1.I31:Hoja1.I3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65835240690235">
                <text:p>0.765835240690235</text:p>
              </table:table-cell>
              <table:table-cell office:value-type="float" office:value="1.52346446237195">
                <text:p>1.52346446237195</text:p>
              </table:table-cell>
              <table:table-cell office:value-type="float" office:value="1.76070412337282">
                <text:p>1.7607041233728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89548264956264">
                <text:p>1.89548264956264</text:p>
              </table:table-cell>
              <table:table-cell office:value-type="float" office:value="1.74967041027517">
                <text:p>1.74967041027517</text:p>
              </table:table-cell>
              <table:table-cell office:value-type="float" office:value="1.75885526469096">
                <text:p>1.7588552646909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89000060608509">
                <text:p>1.89000060608509</text:p>
              </table:table-cell>
              <table:table-cell office:value-type="float" office:value="2.03553498304608">
                <text:p>2.03553498304608</text:p>
              </table:table-cell>
              <table:table-cell office:value-type="float" office:value="2.01163656142604">
                <text:p>2.0116365614260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2cm" svg:height="9.023cm" xlink:href=".." xlink:type="simple" chart:class="chart:line" chart:style-name="ch1">
        <chart:title svg:x="6.828cm" svg:y="0.316cm" chart:style-name="ch2">
          <text:p>Secuencial</text:p>
        </chart:title>
        <chart:legend chart:legend-position="end" svg:x="13.722cm" svg:y="3.714cm" style:legend-expansion="high" chart:style-name="ch3"/>
        <chart:plot-area chart:style-name="ch4" table:cell-range-address="Hoja1.M3:Hoja1.N14 Hoja1.N15:Hoja1.N38" chart:data-source-has-labels="both" svg:x="1.33cm" svg:y="1.275cm" svg:width="12.073cm" svg:height="6.587cm">
          <chartooo:coordinate-region svg:x="1.951cm" svg:y="1.474cm" svg:width="11.265cm" svg:height="5.741cm"/>
          <chart:axis chart:dimension="x" chart:name="primary-x" chart:style-name="ch5" chartooo:axis-type="auto">
            <chartooo:date-scale/>
            <chart:title svg:x="6.938cm" svg:y="8.042cm" chart:style-name="ch6">
              <text:p>Hilos</text:p>
            </chart:title>
            <chart:categories table:cell-range-address="Hoja1.M3:Hoja1.M14"/>
          </chart:axis>
          <chart:axis chart:dimension="y" chart:name="primary-y" chart:style-name="ch5">
            <chart:title svg:x="0.451cm" svg:y="5.393cm" chart:style-name="ch7">
              <text:p>Tiempo (s)</text:p>
            </chart:title>
            <chart:grid chart:style-name="ch8" chart:class="major"/>
          </chart:axis>
          <chart:series chart:style-name="ch9" chart:values-cell-range-address="Hoja1.N3:Hoja1.N14" loext:label-string="720p" chart:class="chart:line">
            <chart:data-point chart:repeated="12"/>
          </chart:series>
          <chart:series chart:style-name="ch10" chart:values-cell-range-address="Hoja1.N15:Hoja1.N26" loext:label-string="1080p" chart:class="chart:line">
            <chart:data-point chart:repeated="12"/>
          </chart:series>
          <chart:series chart:style-name="ch11" chart:values-cell-range-address="Hoja1.N27:Hoja1.N38" loext:label-string="4k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720p</text:p>
              </table:table-cell>
              <table:table-cell office:value-type="string">
                <text:p>1080p</text:p>
              </table:table-cell>
              <table:table-cell office:value-type="string">
                <text:p>4k</text:p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Hoja1.M3:Hoja1.M14</svg:desc>
                </draw:g>
              </table:table-cell>
              <table:table-cell office:value-type="float" office:value="0.271751">
                <text:p>0.271751</text:p>
                <draw:g>
                  <svg:desc>Hoja1.N3:Hoja1.N14</svg:desc>
                </draw:g>
              </table:table-cell>
              <table:table-cell office:value-type="float" office:value="1.188537">
                <text:p>1.188537</text:p>
                <draw:g>
                  <svg:desc>Hoja1.N15:Hoja1.N26</svg:desc>
                </draw:g>
              </table:table-cell>
              <table:table-cell office:value-type="float" office:value="2.99364">
                <text:p>2.99364</text:p>
                <draw:g>
                  <svg:desc>Hoja1.N27:Hoja1.N3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40349">
                <text:p>0.440349</text:p>
              </table:table-cell>
              <table:table-cell office:value-type="float" office:value="1.874744">
                <text:p>1.874744</text:p>
              </table:table-cell>
              <table:table-cell office:value-type="float" office:value="4.360372">
                <text:p>4.3603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14545">
                <text:p>0.714545</text:p>
              </table:table-cell>
              <table:table-cell office:value-type="float" office:value="1.847927">
                <text:p>1.847927</text:p>
              </table:table-cell>
              <table:table-cell office:value-type="float" office:value="6.863818">
                <text:p>6.86381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022101">
                <text:p>1.022101</text:p>
              </table:table-cell>
              <table:table-cell office:value-type="float" office:value="2.181689">
                <text:p>2.181689</text:p>
              </table:table-cell>
              <table:table-cell office:value-type="float" office:value="9.856146">
                <text:p>9.8561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758955">
                <text:p>1.758955</text:p>
              </table:table-cell>
              <table:table-cell office:value-type="float" office:value="3.917612">
                <text:p>3.917612</text:p>
              </table:table-cell>
              <table:table-cell office:value-type="float" office:value="16.99782">
                <text:p>16.997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066158">
                <text:p>2.066158</text:p>
              </table:table-cell>
              <table:table-cell office:value-type="float" office:value="6.60832">
                <text:p>6.60832</text:p>
              </table:table-cell>
              <table:table-cell office:value-type="float" office:value="21.305778">
                <text:p>21.3057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05742">
                <text:p>2.505742</text:p>
              </table:table-cell>
              <table:table-cell office:value-type="float" office:value="6.154344">
                <text:p>6.154344</text:p>
              </table:table-cell>
              <table:table-cell office:value-type="float" office:value="25.615041">
                <text:p>25.61504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.22168">
                <text:p>3.22168</text:p>
              </table:table-cell>
              <table:table-cell office:value-type="float" office:value="8.83094">
                <text:p>8.83094</text:p>
              </table:table-cell>
              <table:table-cell office:value-type="float" office:value="31.095665">
                <text:p>31.0956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622773">
                <text:p>5.622773</text:p>
              </table:table-cell>
              <table:table-cell office:value-type="float" office:value="10.392794">
                <text:p>10.392794</text:p>
              </table:table-cell>
              <table:table-cell office:value-type="float" office:value="37.012589">
                <text:p>37.01258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.283108">
                <text:p>4.283108</text:p>
              </table:table-cell>
              <table:table-cell office:value-type="float" office:value="12.457852">
                <text:p>12.457852</text:p>
              </table:table-cell>
              <table:table-cell office:value-type="float" office:value="42.531751">
                <text:p>42.53175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.97334">
                <text:p>4.97334</text:p>
              </table:table-cell>
              <table:table-cell office:value-type="float" office:value="13.371515">
                <text:p>13.371515</text:p>
              </table:table-cell>
              <table:table-cell office:value-type="float" office:value="49.534354">
                <text:p>49.53435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.95972">
                <text:p>5.95972</text:p>
              </table:table-cell>
              <table:table-cell office:value-type="float" office:value="14.010129">
                <text:p>14.010129</text:p>
              </table:table-cell>
              <table:table-cell office:value-type="float" office:value="58.369731">
                <text:p>58.36973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8.249cm" svg:y="0.365cm" chart:style-name="ch2">
          <text:p>Tiempo 1080p MPI</text:p>
        </chart:title>
        <chart:legend chart:legend-position="end" svg:x="17.569cm" svg:y="4.936cm" style:legend-expansion="high" chart:style-name="ch3"/>
        <chart:plot-area chart:style-name="ch4" table:cell-range-address="Hoja1.E3:Hoja1.E6 Hoja1.D2:Hoja1.D3 Hoja1.F15:Hoja1.F22 Hoja1.D11:Hoja1.D11 Hoja1.F23:Hoja1.F26 Hoja1.D7:Hoja1.D7" chart:data-source-has-labels="both" svg:x="1.418cm" svg:y="1.373cm" svg:width="15.744cm" svg:height="8.883cm">
          <chartooo:coordinate-region svg:x="1.854cm" svg:y="1.572cm" svg:width="14.936cm" svg:height="8.037cm"/>
          <chart:axis chart:dimension="x" chart:name="primary-x" chart:style-name="ch5" chartooo:axis-type="auto">
            <chartooo:date-scale/>
            <chart:title svg:x="8.518cm" svg:y="10.485cm" chart:style-name="ch6">
              <text:p>Máquinas</text:p>
            </chart:title>
            <chart:categories table:cell-range-address="Hoja1.E3:Hoja1.E6"/>
          </chart:axis>
          <chart:axis chart:dimension="y" chart:name="primary-y" chart:style-name="ch5">
            <chart:title svg:x="0.451cm" svg:y="6.639cm" chart:style-name="ch7">
              <text:p>TIempo (s)</text:p>
            </chart:title>
            <chart:grid chart:style-name="ch8" chart:class="major"/>
          </chart:axis>
          <chart:series chart:style-name="ch9" chart:values-cell-range-address="Hoja1.F15:Hoja1.F18" chart:label-cell-address="Hoja1.D2:Hoja1.D3" chart:class="chart:line">
            <chart:data-point chart:repeated="4"/>
          </chart:series>
          <chart:series chart:style-name="ch10" chart:values-cell-range-address="Hoja1.F23:Hoja1.F26" chart:label-cell-address="Hoja1.D2:Hoja1.D2 Hoja1.D11:Hoja1.D11" chart:class="chart:line">
            <chart:data-point chart:repeated="4"/>
          </chart:series>
          <chart:series chart:style-name="ch11" chart:values-cell-range-address="Hoja1.F19:Hoja1.F22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1.23171">
                <text:p>1.23171</text:p>
                <draw:g>
                  <svg:desc>Hoja1.F15:Hoja1.F18</svg:desc>
                </draw:g>
              </table:table-cell>
              <table:table-cell office:value-type="float" office:value="12.728514">
                <text:p>12.728514</text:p>
                <draw:g>
                  <svg:desc>Hoja1.F23:Hoja1.F26</svg:desc>
                </draw:g>
              </table:table-cell>
              <table:table-cell office:value-type="float" office:value="5.047832">
                <text:p>5.047832</text:p>
                <draw:g>
                  <svg:desc>Hoja1.F19:Hoja1.F2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16617">
                <text:p>0.816617</text:p>
              </table:table-cell>
              <table:table-cell office:value-type="float" office:value="7.453457">
                <text:p>7.453457</text:p>
              </table:table-cell>
              <table:table-cell office:value-type="float" office:value="3.665964">
                <text:p>3.6659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30856">
                <text:p>0.630856</text:p>
              </table:table-cell>
              <table:table-cell office:value-type="float" office:value="8.327782">
                <text:p>8.327782</text:p>
              </table:table-cell>
              <table:table-cell office:value-type="float" office:value="2.349">
                <text:p>2.34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0766">
                <text:p>0.70766</text:p>
              </table:table-cell>
              <table:table-cell office:value-type="float" office:value="3.959071">
                <text:p>3.959071</text:p>
              </table:table-cell>
              <table:table-cell office:value-type="float" office:value="1.262024">
                <text:p>1.2620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8.579cm" svg:y="0.365cm" chart:style-name="ch2">
          <text:p>Tiempo 4K MPI</text:p>
        </chart:title>
        <chart:legend chart:legend-position="end" svg:x="17.569cm" svg:y="4.936cm" style:legend-expansion="high" chart:style-name="ch3"/>
        <chart:plot-area chart:style-name="ch4" table:cell-range-address="Hoja1.E3:Hoja1.E6 Hoja1.D2:Hoja1.D3 Hoja1.F27:Hoja1.F34 Hoja1.D11:Hoja1.D11 Hoja1.F35:Hoja1.F38 Hoja1.D7:Hoja1.D7" chart:data-source-has-labels="both" svg:x="1.418cm" svg:y="1.373cm" svg:width="15.744cm" svg:height="8.883cm">
          <chartooo:coordinate-region svg:x="2.039cm" svg:y="1.572cm" svg:width="14.936cm" svg:height="8.037cm"/>
          <chart:axis chart:dimension="x" chart:name="primary-x" chart:style-name="ch5" chartooo:axis-type="auto">
            <chartooo:date-scale/>
            <chart:title svg:x="8.518cm" svg:y="10.485cm" chart:style-name="ch6">
              <text:p>Máquinas</text:p>
            </chart:title>
            <chart:categories table:cell-range-address="Hoja1.E3:Hoja1.E6"/>
          </chart:axis>
          <chart:axis chart:dimension="y" chart:name="primary-y" chart:style-name="ch5">
            <chart:title svg:x="0.451cm" svg:y="6.639cm" chart:style-name="ch7">
              <text:p>TIempo (s)</text:p>
            </chart:title>
            <chart:grid chart:style-name="ch8" chart:class="major"/>
          </chart:axis>
          <chart:series chart:style-name="ch9" chart:values-cell-range-address="Hoja1.F27:Hoja1.F30" chart:label-cell-address="Hoja1.D2:Hoja1.D3" chart:class="chart:line">
            <chart:data-point chart:repeated="4"/>
          </chart:series>
          <chart:series chart:style-name="ch10" chart:values-cell-range-address="Hoja1.F35:Hoja1.F38" chart:label-cell-address="Hoja1.D2:Hoja1.D2 Hoja1.D11:Hoja1.D11" chart:class="chart:line">
            <chart:data-point chart:repeated="4"/>
          </chart:series>
          <chart:series chart:style-name="ch11" chart:values-cell-range-address="Hoja1.F31:Hoja1.F34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6.103079">
                <text:p>6.103079</text:p>
                <draw:g>
                  <svg:desc>Hoja1.F27:Hoja1.F30</svg:desc>
                </draw:g>
              </table:table-cell>
              <table:table-cell office:value-type="float" office:value="51.955554">
                <text:p>51.955554</text:p>
                <draw:g>
                  <svg:desc>Hoja1.F35:Hoja1.F38</svg:desc>
                </draw:g>
              </table:table-cell>
              <table:table-cell office:value-type="float" office:value="21.674444">
                <text:p>21.674444</text:p>
                <draw:g>
                  <svg:desc>Hoja1.F31:Hoja1.F3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425341">
                <text:p>3.425341</text:p>
              </table:table-cell>
              <table:table-cell office:value-type="float" office:value="38.440507">
                <text:p>38.440507</text:p>
              </table:table-cell>
              <table:table-cell office:value-type="float" office:value="11.96668">
                <text:p>11.9666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839285">
                <text:p>2.839285</text:p>
              </table:table-cell>
              <table:table-cell office:value-type="float" office:value="29.283724">
                <text:p>29.283724</text:p>
              </table:table-cell>
              <table:table-cell office:value-type="float" office:value="9.257059">
                <text:p>9.25705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939385">
                <text:p>1.939385</text:p>
              </table:table-cell>
              <table:table-cell office:value-type="float" office:value="16.22404">
                <text:p>16.22404</text:p>
              </table:table-cell>
              <table:table-cell office:value-type="float" office:value="5.130952">
                <text:p>5.1309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7.905cm" svg:y="0.365cm" chart:style-name="ch2">
          <text:p>Tiempo 720p OpenMP</text:p>
        </chart:title>
        <chart:legend chart:legend-position="end" svg:x="17.569cm" svg:y="4.936cm" style:legend-expansion="high" chart:style-name="ch3"/>
        <chart:plot-area chart:style-name="ch4" table:cell-range-address="Hoja1.E3:Hoja1.E6 Hoja1.D2:Hoja1.D3 Hoja1.G3:Hoja1.G10 Hoja1.D11:Hoja1.D11 Hoja1.G11:Hoja1.G14 Hoja1.D7:Hoja1.D7" chart:data-source-has-labels="both" svg:x="1.418cm" svg:y="1.373cm" svg:width="15.744cm" svg:height="8.883cm">
          <chartooo:coordinate-region svg:x="2.145cm" svg:y="1.573cm" svg:width="14.83cm" svg:height="8.036cm"/>
          <chart:axis chart:dimension="x" chart:name="primary-x" chart:style-name="ch5" chartooo:axis-type="auto">
            <chartooo:date-scale/>
            <chart:title svg:x="8.862cm" svg:y="10.485cm" chart:style-name="ch6">
              <text:p>Hilos</text:p>
            </chart:title>
            <chart:categories table:cell-range-address="Hoja1.E3:Hoja1.E6"/>
          </chart:axis>
          <chart:axis chart:dimension="y" chart:name="primary-y" chart:style-name="ch5">
            <chart:title svg:x="0.451cm" svg:y="6.639cm" chart:style-name="ch7">
              <text:p>TIempo (s)</text:p>
            </chart:title>
            <chart:grid chart:style-name="ch8" chart:class="major"/>
          </chart:axis>
          <chart:series chart:style-name="ch9" chart:values-cell-range-address="Hoja1.G3:Hoja1.G6" chart:label-cell-address="Hoja1.D2:Hoja1.D3" chart:class="chart:line">
            <chart:data-point chart:repeated="4"/>
          </chart:series>
          <chart:series chart:style-name="ch10" chart:values-cell-range-address="Hoja1.G11:Hoja1.G14" chart:label-cell-address="Hoja1.D2:Hoja1.D2 Hoja1.D11:Hoja1.D11" chart:class="chart:line">
            <chart:data-point chart:repeated="4"/>
          </chart:series>
          <chart:series chart:style-name="ch11" chart:values-cell-range-address="Hoja1.G7:Hoja1.G10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0.215972">
                <text:p>0.215972</text:p>
                <draw:g>
                  <svg:desc>Hoja1.G3:Hoja1.G6</svg:desc>
                </draw:g>
              </table:table-cell>
              <table:table-cell office:value-type="float" office:value="3.881582">
                <text:p>3.881582</text:p>
                <draw:g>
                  <svg:desc>Hoja1.G11:Hoja1.G14</svg:desc>
                </draw:g>
              </table:table-cell>
              <table:table-cell office:value-type="float" office:value="1.464598">
                <text:p>1.464598</text:p>
                <draw:g>
                  <svg:desc>Hoja1.G7:Hoja1.G1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76735">
                <text:p>0.176735</text:p>
              </table:table-cell>
              <table:table-cell office:value-type="float" office:value="4.545604">
                <text:p>4.545604</text:p>
              </table:table-cell>
              <table:table-cell office:value-type="float" office:value="1.54152">
                <text:p>1.541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62021">
                <text:p>0.162021</text:p>
              </table:table-cell>
              <table:table-cell office:value-type="float" office:value="3.47923">
                <text:p>3.47923</text:p>
              </table:table-cell>
              <table:table-cell office:value-type="float" office:value="1.664343">
                <text:p>1.6643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57308">
                <text:p>0.157308</text:p>
              </table:table-cell>
              <table:table-cell office:value-type="float" office:value="4.351081">
                <text:p>4.351081</text:p>
              </table:table-cell>
              <table:table-cell office:value-type="float" office:value="0.909423">
                <text:p>0.9094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7.786cm" svg:y="0.365cm" chart:style-name="ch2">
          <text:p>Tiempo 1080p OpenMP</text:p>
        </chart:title>
        <chart:legend chart:legend-position="end" svg:x="17.569cm" svg:y="4.936cm" style:legend-expansion="high" chart:style-name="ch3"/>
        <chart:plot-area chart:style-name="ch4" table:cell-range-address="Hoja1.E3:Hoja1.E6 Hoja1.D2:Hoja1.D3 Hoja1.G15:Hoja1.G22 Hoja1.D11:Hoja1.D11 Hoja1.G23:Hoja1.G26 Hoja1.D7:Hoja1.D7" chart:data-source-has-labels="both" svg:x="1.418cm" svg:y="1.373cm" svg:width="15.744cm" svg:height="8.883cm">
          <chartooo:coordinate-region svg:x="1.854cm" svg:y="1.573cm" svg:width="14.936cm" svg:height="8.036cm"/>
          <chart:axis chart:dimension="x" chart:name="primary-x" chart:style-name="ch5" chartooo:axis-type="auto">
            <chartooo:date-scale/>
            <chart:title svg:x="8.862cm" svg:y="10.485cm" chart:style-name="ch6">
              <text:p>Hilos</text:p>
            </chart:title>
            <chart:categories table:cell-range-address="Hoja1.E3:Hoja1.E6"/>
          </chart:axis>
          <chart:axis chart:dimension="y" chart:name="primary-y" chart:style-name="ch5">
            <chart:title svg:x="0.451cm" svg:y="6.639cm" chart:style-name="ch7">
              <text:p>TIempo (s)</text:p>
            </chart:title>
            <chart:grid chart:style-name="ch8" chart:class="major"/>
          </chart:axis>
          <chart:series chart:style-name="ch9" chart:values-cell-range-address="Hoja1.G15:Hoja1.G18" chart:label-cell-address="Hoja1.D2:Hoja1.D3" chart:class="chart:line">
            <chart:data-point chart:repeated="4"/>
          </chart:series>
          <chart:series chart:style-name="ch10" chart:values-cell-range-address="Hoja1.G23:Hoja1.G26" chart:label-cell-address="Hoja1.D2:Hoja1.D2 Hoja1.D11:Hoja1.D11" chart:class="chart:line">
            <chart:data-point chart:repeated="4"/>
          </chart:series>
          <chart:series chart:style-name="ch11" chart:values-cell-range-address="Hoja1.G19:Hoja1.G22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0.531042">
                <text:p>0.531042</text:p>
                <draw:g>
                  <svg:desc>Hoja1.G15:Hoja1.G18</svg:desc>
                </draw:g>
              </table:table-cell>
              <table:table-cell office:value-type="float" office:value="13.386015">
                <text:p>13.386015</text:p>
                <draw:g>
                  <svg:desc>Hoja1.G23:Hoja1.G26</svg:desc>
                </draw:g>
              </table:table-cell>
              <table:table-cell office:value-type="float" office:value="3.590009">
                <text:p>3.590009</text:p>
                <draw:g>
                  <svg:desc>Hoja1.G19:Hoja1.G2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27667">
                <text:p>0.427667</text:p>
              </table:table-cell>
              <table:table-cell office:value-type="float" office:value="10.343565">
                <text:p>10.343565</text:p>
              </table:table-cell>
              <table:table-cell office:value-type="float" office:value="2.672198">
                <text:p>2.67219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09987">
                <text:p>0.409987</text:p>
              </table:table-cell>
              <table:table-cell office:value-type="float" office:value="6.987978">
                <text:p>6.987978</text:p>
              </table:table-cell>
              <table:table-cell office:value-type="float" office:value="1.944278">
                <text:p>1.94427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36654">
                <text:p>0.436654</text:p>
              </table:table-cell>
              <table:table-cell office:value-type="float" office:value="7.403919">
                <text:p>7.403919</text:p>
              </table:table-cell>
              <table:table-cell office:value-type="float" office:value="2.103574">
                <text:p>2.1035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8.116cm" svg:y="0.365cm" chart:style-name="ch2">
          <text:p>Tiempo 4K OpenMP</text:p>
        </chart:title>
        <chart:legend chart:legend-position="end" svg:x="17.569cm" svg:y="4.936cm" style:legend-expansion="high" chart:style-name="ch3"/>
        <chart:plot-area chart:style-name="ch4" table:cell-range-address="Hoja1.E3:Hoja1.E6 Hoja1.D2:Hoja1.D3 Hoja1.G27:Hoja1.G34 Hoja1.D11:Hoja1.D11 Hoja1.G35:Hoja1.G38 Hoja1.D7:Hoja1.D7" chart:data-source-has-labels="both" svg:x="1.418cm" svg:y="1.373cm" svg:width="15.744cm" svg:height="8.883cm">
          <chartooo:coordinate-region svg:x="2.039cm" svg:y="1.572cm" svg:width="14.936cm" svg:height="8.037cm"/>
          <chart:axis chart:dimension="x" chart:name="primary-x" chart:style-name="ch5" chartooo:axis-type="auto">
            <chartooo:date-scale/>
            <chart:title svg:x="8.862cm" svg:y="10.485cm" chart:style-name="ch6">
              <text:p>Hilos</text:p>
            </chart:title>
            <chart:categories table:cell-range-address="Hoja1.E3:Hoja1.E6"/>
          </chart:axis>
          <chart:axis chart:dimension="y" chart:name="primary-y" chart:style-name="ch5">
            <chart:title svg:x="0.451cm" svg:y="6.639cm" chart:style-name="ch7">
              <text:p>TIempo (s)</text:p>
            </chart:title>
            <chart:grid chart:style-name="ch8" chart:class="major"/>
          </chart:axis>
          <chart:series chart:style-name="ch9" chart:values-cell-range-address="Hoja1.G27:Hoja1.G30" chart:label-cell-address="Hoja1.D2:Hoja1.D3" chart:class="chart:line">
            <chart:data-point chart:repeated="4"/>
          </chart:series>
          <chart:series chart:style-name="ch10" chart:values-cell-range-address="Hoja1.G35:Hoja1.G38" chart:label-cell-address="Hoja1.D2:Hoja1.D2 Hoja1.D11:Hoja1.D11" chart:class="chart:line">
            <chart:data-point chart:repeated="4"/>
          </chart:series>
          <chart:series chart:style-name="ch11" chart:values-cell-range-address="Hoja1.G31:Hoja1.G34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5.017429">
                <text:p>5.017429</text:p>
                <draw:g>
                  <svg:desc>Hoja1.G27:Hoja1.G30</svg:desc>
                </draw:g>
              </table:table-cell>
              <table:table-cell office:value-type="float" office:value="58.25909">
                <text:p>58.25909</text:p>
                <draw:g>
                  <svg:desc>Hoja1.G35:Hoja1.G38</svg:desc>
                </draw:g>
              </table:table-cell>
              <table:table-cell office:value-type="float" office:value="18.12929">
                <text:p>18.12929</text:p>
                <draw:g>
                  <svg:desc>Hoja1.G31:Hoja1.G34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908987">
                <text:p>3.908987</text:p>
              </table:table-cell>
              <table:table-cell office:value-type="float" office:value="38.313812">
                <text:p>38.313812</text:p>
              </table:table-cell>
              <table:table-cell office:value-type="float" office:value="9.65399">
                <text:p>9.653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579355">
                <text:p>1.579355</text:p>
              </table:table-cell>
              <table:table-cell office:value-type="float" office:value="33.360415">
                <text:p>33.360415</text:p>
              </table:table-cell>
              <table:table-cell office:value-type="float" office:value="9.664138">
                <text:p>9.6641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583936">
                <text:p>1.583936</text:p>
              </table:table-cell>
              <table:table-cell office:value-type="float" office:value="28.675376">
                <text:p>28.675376</text:p>
              </table:table-cell>
              <table:table-cell office:value-type="float" office:value="8.449747">
                <text:p>8.44974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7.64cm" svg:y="0.365cm" chart:style-name="ch2">
          <text:p>Speed UP 720p OpenMP</text:p>
        </chart:title>
        <chart:legend chart:legend-position="end" svg:x="17.569cm" svg:y="4.936cm" style:legend-expansion="high" chart:style-name="ch3"/>
        <chart:plot-area chart:style-name="ch4" table:cell-range-address="Hoja1.E3:Hoja1.E6 Hoja1.D2:Hoja1.D3 Hoja1.I3:Hoja1.I10 Hoja1.D11:Hoja1.D11 Hoja1.I11:Hoja1.I14 Hoja1.D7:Hoja1.D7" chart:data-source-has-labels="both" svg:x="1.418cm" svg:y="1.373cm" svg:width="15.744cm" svg:height="8.883cm">
          <chartooo:coordinate-region svg:x="2.145cm" svg:y="1.573cm" svg:width="14.83cm" svg:height="8.036cm"/>
          <chart:axis chart:dimension="x" chart:name="primary-x" chart:style-name="ch5" chartooo:axis-type="auto">
            <chartooo:date-scale/>
            <chart:title svg:x="8.862cm" svg:y="10.485cm" chart:style-name="ch6">
              <text:p>Hilos</text:p>
            </chart:title>
            <chart:categories table:cell-range-address="Hoja1.E3:Hoja1.E6"/>
          </chart:axis>
          <chart:axis chart:dimension="y" chart:name="primary-y" chart:style-name="ch5">
            <chart:title svg:x="0.451cm" svg:y="6.599cm" chart:style-name="ch7">
              <text:p>Speed Up</text:p>
            </chart:title>
            <chart:grid chart:style-name="ch8" chart:class="major"/>
          </chart:axis>
          <chart:series chart:style-name="ch9" chart:values-cell-range-address="Hoja1.I3:Hoja1.I6" chart:label-cell-address="Hoja1.D2:Hoja1.D3" chart:class="chart:line">
            <chart:data-point chart:repeated="4"/>
          </chart:series>
          <chart:series chart:style-name="ch10" chart:values-cell-range-address="Hoja1.I11:Hoja1.I14" chart:label-cell-address="Hoja1.D2:Hoja1.D2 Hoja1.D11:Hoja1.D11" chart:class="chart:line">
            <chart:data-point chart:repeated="4"/>
          </chart:series>
          <chart:series chart:style-name="ch11" chart:values-cell-range-address="Hoja1.I7:Hoja1.I10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1.25826959050247">
                <text:p>1.25826959050247</text:p>
                <draw:g>
                  <svg:desc>Hoja1.I3:Hoja1.I6</svg:desc>
                </draw:g>
              </table:table-cell>
              <table:table-cell office:value-type="float" office:value="1.53538428403677">
                <text:p>1.53538428403677</text:p>
                <draw:g>
                  <svg:desc>Hoja1.I11:Hoja1.I14</svg:desc>
                </draw:g>
              </table:table-cell>
              <table:table-cell office:value-type="float" office:value="1.20098142971655">
                <text:p>1.20098142971655</text:p>
                <draw:g>
                  <svg:desc>Hoja1.I7:Hoja1.I1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53761846832829">
                <text:p>1.53761846832829</text:p>
              </table:table-cell>
              <table:table-cell office:value-type="float" office:value="1.31109529118683">
                <text:p>1.31109529118683</text:p>
              </table:table-cell>
              <table:table-cell office:value-type="float" office:value="1.14105233795215">
                <text:p>1.1410523379521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67725788632338">
                <text:p>1.67725788632338</text:p>
              </table:table-cell>
              <table:table-cell office:value-type="float" office:value="1.71294223147076">
                <text:p>1.71294223147076</text:p>
              </table:table-cell>
              <table:table-cell office:value-type="float" office:value="1.05684645532802">
                <text:p>1.0568464553280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72750909044677">
                <text:p>1.72750909044677</text:p>
              </table:table-cell>
              <table:table-cell office:value-type="float" office:value="1.36971019385757">
                <text:p>1.36971019385757</text:p>
              </table:table-cell>
              <table:table-cell office:value-type="float" office:value="1.93414395721243">
                <text:p>1.9341439572124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8.13cm" svg:y="0.365cm" chart:style-name="ch2">
          <text:p>Speed Up 720p MPI</text:p>
        </chart:title>
        <chart:legend chart:legend-position="end" svg:x="17.569cm" svg:y="4.936cm" style:legend-expansion="high" chart:style-name="ch3"/>
        <chart:plot-area chart:style-name="ch4" table:cell-range-address="Hoja1.E3:Hoja1.E6 Hoja1.D2:Hoja1.D3 Hoja1.H3:Hoja1.H10 Hoja1.D11:Hoja1.D11 Hoja1.H11:Hoja1.H14 Hoja1.D7:Hoja1.D7" chart:data-source-has-labels="both" svg:x="1.418cm" svg:y="1.373cm" svg:width="15.744cm" svg:height="8.883cm">
          <chartooo:coordinate-region svg:x="2.145cm" svg:y="1.573cm" svg:width="14.83cm" svg:height="8.036cm"/>
          <chart:axis chart:dimension="x" chart:name="primary-x" chart:style-name="ch5" chartooo:axis-type="auto">
            <chartooo:date-scale/>
            <chart:title svg:x="8.518cm" svg:y="10.485cm" chart:style-name="ch6">
              <text:p>Máquinas</text:p>
            </chart:title>
            <chart:categories table:cell-range-address="Hoja1.E3:Hoja1.E6"/>
          </chart:axis>
          <chart:axis chart:dimension="y" chart:name="primary-y" chart:style-name="ch5">
            <chart:title svg:x="0.451cm" svg:y="6.599cm" chart:style-name="ch7">
              <text:p>Speed Up</text:p>
            </chart:title>
            <chart:grid chart:style-name="ch8" chart:class="major"/>
          </chart:axis>
          <chart:series chart:style-name="ch9" chart:values-cell-range-address="Hoja1.H3:Hoja1.H6" chart:label-cell-address="Hoja1.D2:Hoja1.D3" chart:class="chart:line">
            <chart:data-point chart:repeated="4"/>
          </chart:series>
          <chart:series chart:style-name="ch10" chart:values-cell-range-address="Hoja1.H11:Hoja1.H14" chart:label-cell-address="Hoja1.D2:Hoja1.D2 Hoja1.D11:Hoja1.D11" chart:class="chart:line">
            <chart:data-point chart:repeated="4"/>
          </chart:series>
          <chart:series chart:style-name="ch11" chart:values-cell-range-address="Hoja1.H7:Hoja1.H10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1.10694224369341">
                <text:p>1.10694224369341</text:p>
                <draw:g>
                  <svg:desc>Hoja1.H3:Hoja1.H6</svg:desc>
                </draw:g>
              </table:table-cell>
              <table:table-cell office:value-type="float" office:value="0.933170866289435">
                <text:p>0.933170866289435</text:p>
                <draw:g>
                  <svg:desc>Hoja1.H11:Hoja1.H14</svg:desc>
                </draw:g>
              </table:table-cell>
              <table:table-cell office:value-type="float" office:value="1.04981339820578">
                <text:p>1.04981339820578</text:p>
                <draw:g>
                  <svg:desc>Hoja1.H7:Hoja1.H1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3575990103148">
                <text:p>1.13575990103148</text:p>
              </table:table-cell>
              <table:table-cell office:value-type="float" office:value="1.75266242224033">
                <text:p>1.75266242224033</text:p>
              </table:table-cell>
              <table:table-cell office:value-type="float" office:value="1.81051856884058">
                <text:p>1.810518568840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0917772501376">
                <text:p>1.0917772501376</text:p>
              </table:table-cell>
              <table:table-cell office:value-type="float" office:value="1.90221698485081">
                <text:p>1.90221698485081</text:p>
              </table:table-cell>
              <table:table-cell office:value-type="float" office:value="1.657199628416">
                <text:p>1.65719962841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61924487129064">
                <text:p>0.861924487129064</text:p>
              </table:table-cell>
              <table:table-cell office:value-type="float" office:value="2.73534102722389">
                <text:p>2.73534102722389</text:p>
              </table:table-cell>
              <table:table-cell office:value-type="float" office:value="2.32495324199827">
                <text:p>2.3249532419982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68cm" svg:height="11.466cm" xlink:href=".." xlink:type="simple" chart:class="chart:line" chart:style-name="ch1">
        <chart:title svg:x="8.011cm" svg:y="0.365cm" chart:style-name="ch2">
          <text:p>Speed Up 1080p MPI</text:p>
        </chart:title>
        <chart:legend chart:legend-position="end" svg:x="17.569cm" svg:y="4.936cm" style:legend-expansion="high" chart:style-name="ch3"/>
        <chart:plot-area chart:style-name="ch4" table:cell-range-address="Hoja1.E3:Hoja1.E6 Hoja1.D2:Hoja1.D3 Hoja1.H15:Hoja1.H22 Hoja1.D11:Hoja1.D11 Hoja1.H23:Hoja1.H26 Hoja1.D7:Hoja1.D7" chart:data-source-has-labels="both" svg:x="1.418cm" svg:y="1.373cm" svg:width="15.744cm" svg:height="8.883cm">
          <chartooo:coordinate-region svg:x="2.145cm" svg:y="1.573cm" svg:width="14.83cm" svg:height="8.036cm"/>
          <chart:axis chart:dimension="x" chart:name="primary-x" chart:style-name="ch5" chartooo:axis-type="auto">
            <chartooo:date-scale/>
            <chart:title svg:x="8.518cm" svg:y="10.485cm" chart:style-name="ch6">
              <text:p>Máquinas</text:p>
            </chart:title>
            <chart:categories table:cell-range-address="Hoja1.E3:Hoja1.E6"/>
          </chart:axis>
          <chart:axis chart:dimension="y" chart:name="primary-y" chart:style-name="ch5">
            <chart:title svg:x="0.451cm" svg:y="6.599cm" chart:style-name="ch7">
              <text:p>Speed Up</text:p>
            </chart:title>
            <chart:grid chart:style-name="ch8" chart:class="major"/>
          </chart:axis>
          <chart:series chart:style-name="ch9" chart:values-cell-range-address="Hoja1.H15:Hoja1.H18" chart:label-cell-address="Hoja1.D2:Hoja1.D3" chart:class="chart:line">
            <chart:data-point chart:repeated="4"/>
          </chart:series>
          <chart:series chart:style-name="ch10" chart:values-cell-range-address="Hoja1.H23:Hoja1.H26" chart:label-cell-address="Hoja1.D2:Hoja1.D2 Hoja1.D11:Hoja1.D11" chart:class="chart:line">
            <chart:data-point chart:repeated="4"/>
          </chart:series>
          <chart:series chart:style-name="ch11" chart:values-cell-range-address="Hoja1.H19:Hoja1.H22" chart:label-cell-address="Hoja1.D2:Hoja1.D2 Hoja1.D7:Hoja1.D7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rnel 3</text:p>
                <text:list>
                  <text:list-item>
                    <text:p>Kernel</text:p>
                  </text:list-item>
                  <text:list-item>
                    <text:p>3</text:p>
                  </text:list-item>
                </text:list>
                <draw:g>
                  <svg:desc>Hoja1.D2:Hoja1.D3</svg:desc>
                </draw:g>
              </table:table-cell>
              <table:table-cell office:value-type="string">
                <text:p>Kernel 15</text:p>
                <text:list>
                  <text:list-item>
                    <text:p>Kernel</text:p>
                  </text:list-item>
                  <text:list-item>
                    <text:p>15</text:p>
                  </text:list-item>
                </text:list>
                <draw:g>
                  <svg:desc>Hoja1.D2:Hoja1.D2 Hoja1.D11:Hoja1.D11</svg:desc>
                </draw:g>
              </table:table-cell>
              <table:table-cell office:value-type="string">
                <text:p>Kernel 8</text:p>
                <text:list>
                  <text:list-item>
                    <text:p>Kernel</text:p>
                  </text:list-item>
                  <text:list-item>
                    <text:p>8</text:p>
                  </text:list-item>
                </text:list>
                <draw:g>
                  <svg:desc>Hoja1.D2:Hoja1.D2 Hoja1.D7:Hoja1.D7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Hoja1.E3:Hoja1.E6</svg:desc>
                </draw:g>
              </table:table-cell>
              <table:table-cell office:value-type="float" office:value="0.964948729814648">
                <text:p>0.964948729814648</text:p>
                <draw:g>
                  <svg:desc>Hoja1.H15:Hoja1.H18</svg:desc>
                </draw:g>
              </table:table-cell>
              <table:table-cell office:value-type="float" office:value="1.10068850142287">
                <text:p>1.10068850142287</text:p>
                <draw:g>
                  <svg:desc>Hoja1.H23:Hoja1.H26</svg:desc>
                </draw:g>
              </table:table-cell>
              <table:table-cell office:value-type="float" office:value="0.776097936698369">
                <text:p>0.776097936698369</text:p>
                <draw:g>
                  <svg:desc>Hoja1.H19:Hoja1.H22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45543994308225">
                <text:p>1.45543994308225</text:p>
              </table:table-cell>
              <table:table-cell office:value-type="float" office:value="1.87968200527621">
                <text:p>1.87968200527621</text:p>
              </table:table-cell>
              <table:table-cell office:value-type="float" office:value="1.06864442749574">
                <text:p>1.068644427495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88400680979495">
                <text:p>1.88400680979495</text:p>
              </table:table-cell>
              <table:table-cell office:value-type="float" office:value="1.68233618507305">
                <text:p>1.68233618507305</text:p>
              </table:table-cell>
              <table:table-cell office:value-type="float" office:value="1.66777862920392">
                <text:p>1.6677786292039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67953113076901">
                <text:p>1.67953113076901</text:p>
              </table:table-cell>
              <table:table-cell office:value-type="float" office:value="3.53874153810326">
                <text:p>3.53874153810326</text:p>
              </table:table-cell>
              <table:table-cell office:value-type="float" office:value="3.10422939658834">
                <text:p>3.1042293965883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